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6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8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 text:start-value="6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 text:start-value="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 text:start-value="8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style:font-name="Cambria Math" style:font-name-complex="Cambria Math"/>
    </style:style>
    <style:style style:name="T5" style:parent-style-name="DefaultParagraphFont" style:family="text">
      <style:text-properties style:font-name="Cambria Math" style:font-name-complex="Cambria Math"/>
    </style:style>
    <style:style style:name="P6" style:parent-style-name="Normal" style:list-style-name="LFO1" style:family="paragraph"/>
    <style:style style:name="T7" style:parent-style-name="DefaultParagraphFont" style:family="text">
      <style:text-properties style:font-name="Cambria Math" style:font-name-complex="Cambria Math"/>
    </style:style>
    <style:style style:name="P8" style:parent-style-name="Normal" style:list-style-name="LFO1" style:family="paragraph"/>
    <style:style style:name="T9" style:parent-style-name="DefaultParagraphFont" style:family="text">
      <style:text-properties style:font-name="Cambria Math" style:font-name-complex="Cambria Math"/>
    </style:style>
    <style:style style:name="T10" style:parent-style-name="DefaultParagraphFont" style:family="text">
      <style:text-properties style:font-name="Cambria Math" style:font-name-complex="Cambria Math"/>
    </style:style>
    <style:style style:name="T11" style:parent-style-name="DefaultParagraphFont" style:family="text">
      <style:text-properties style:font-name="Cambria Math" style:font-name-complex="Cambria Math"/>
    </style:style>
    <style:style style:name="P12" style:parent-style-name="Normal" style:list-style-name="LFO1" style:family="paragraph"/>
    <style:style style:name="T13" style:parent-style-name="DefaultParagraphFont" style:family="text">
      <style:text-properties style:font-name="Cambria Math" style:font-name-complex="Cambria Math"/>
    </style:style>
    <style:style style:name="P14" style:parent-style-name="Normal" style:list-style-name="LFO1" style:family="paragraph"/>
    <style:style style:name="T15" style:parent-style-name="DefaultParagraphFont" style:family="text">
      <style:text-properties style:font-name="Cambria Math" style:font-name-complex="Cambria Math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style:font-name="Cambria Math" style:font-name-complex="Cambria Math"/>
    </style:style>
    <style:style style:name="T19" style:parent-style-name="DefaultParagraphFont" style:family="text">
      <style:text-properties style:font-name="Cambria Math" style:font-name-complex="Cambria Math"/>
    </style:style>
    <style:style style:name="P20" style:parent-style-name="Normal" style:list-style-name="LFO1" style:family="paragraph"/>
    <style:style style:name="P21" style:parent-style-name="Normal" style:list-style-name="LFO1" style:family="paragraph"/>
    <style:style style:name="T22" style:parent-style-name="DefaultParagraphFont" style:family="text">
      <style:text-properties style:font-name="Cambria Math" style:font-name-complex="Cambria Math"/>
    </style:style>
    <style:style style:name="P23" style:parent-style-name="Normal" style:list-style-name="LFO1" style:family="paragraph"/>
    <style:style style:name="T24" style:parent-style-name="DefaultParagraphFont" style:family="text">
      <style:text-properties style:font-name="Cambria Math" style:font-name-complex="Cambria Math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P32" style:parent-style-name="Normal" style:list-style-name="LFO2" style:family="paragraph"/>
    <style:style style:name="P33" style:parent-style-name="Normal" style:list-style-name="LFO2" style:family="paragraph"/>
    <style:style style:name="P34" style:parent-style-name="Normal" style:list-style-name="LFO2" style:family="paragraph"/>
    <style:style style:name="P35" style:parent-style-name="Normal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list-style-name="LFO3" style:family="paragraph"/>
    <style:style style:name="P41" style:parent-style-name="Normal" style:list-style-name="LFO3" style:family="paragraph"/>
    <style:style style:name="P42" style:parent-style-name="Normal" style:list-style-name="LFO3" style:family="paragraph"/>
    <style:style style:name="P43" style:parent-style-name="Normal" style:list-style-name="LFO3" style:family="paragraph"/>
    <style:style style:name="P44" style:parent-style-name="Normal" style:list-style-name="LFO3" style:family="paragraph"/>
    <style:style style:name="T45" style:parent-style-name="DefaultParagraphFont" style:family="text">
      <style:text-properties style:font-name="Cambria Math" style:font-name-complex="Cambria Math"/>
    </style:style>
    <style:style style:name="P46" style:parent-style-name="Normal" style:list-style-name="LFO3" style:family="paragraph"/>
    <style:style style:name="T47" style:parent-style-name="DefaultParagraphFont" style:family="text">
      <style:text-properties style:font-name="Cambria Math" style:font-name-complex="Cambria Math"/>
    </style:style>
    <style:style style:name="P48" style:parent-style-name="Normal" style:list-style-name="LFO3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P51" style:parent-style-name="Normal" style:list-style-name="LFO4" style:family="paragraph"/>
    <style:style style:name="P52" style:parent-style-name="Normal" style:list-style-name="LFO4" style:family="paragraph"/>
    <style:style style:name="P53" style:parent-style-name="Normal" style:list-style-name="LFO4" style:family="paragraph"/>
    <style:style style:name="P54" style:parent-style-name="Normal" style:list-style-name="LFO4" style:family="paragraph"/>
    <style:style style:name="P55" style:parent-style-name="Normal" style:list-style-name="LFO4" style:family="paragraph"/>
    <style:style style:name="P56" style:parent-style-name="Normal" style:list-style-name="LFO4" style:family="paragraph"/>
    <style:style style:name="P57" style:parent-style-name="Normal" style:list-style-name="LFO4" style:family="paragraph"/>
    <style:style style:name="P58" style:parent-style-name="Normal" style:list-style-name="LFO4" style:family="paragraph"/>
    <style:style style:name="P59" style:parent-style-name="Normal" style:list-style-name="LFO4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5" style:family="paragraph"/>
    <style:style style:name="P62" style:parent-style-name="Normal" style:list-style-name="LFO5" style:family="paragraph"/>
    <style:style style:name="T63" style:parent-style-name="DefaultParagraphFont" style:family="text">
      <style:text-properties style:font-name="Arial" style:font-name-complex="Arial"/>
    </style:style>
    <style:style style:name="P64" style:parent-style-name="Normal" style:list-style-name="LFO5" style:family="paragraph"/>
    <style:style style:name="P65" style:parent-style-name="Normal" style:list-style-name="LFO5" style:family="paragraph"/>
    <style:style style:name="T66" style:parent-style-name="DefaultParagraphFont" style:family="text">
      <style:text-properties style:font-name="Cambria Math" style:font-name-complex="Cambria Math"/>
    </style:style>
    <style:style style:name="P67" style:parent-style-name="Normal" style:list-style-name="LFO5" style:family="paragraph"/>
    <style:style style:name="P68" style:parent-style-name="Normal" style:list-style-name="LFO5" style:family="paragraph"/>
    <style:style style:name="P69" style:parent-style-name="Normal" style:list-style-name="LFO5" style:family="paragraph"/>
    <style:style style:name="P70" style:parent-style-name="Normal" style:list-style-name="LFO5" style:family="paragraph"/>
    <style:style style:name="T71" style:parent-style-name="DefaultParagraphFont" style:family="text">
      <style:text-properties style:font-name="Arial" style:font-name-complex="Arial"/>
    </style:style>
    <style:style style:name="P72" style:parent-style-name="Normal" style:list-style-name="LFO5" style:family="paragraph"/>
    <style:style style:name="T73" style:parent-style-name="DefaultParagraphFont" style:family="text">
      <style:text-properties style:font-name="Cambria Math" style:font-name-complex="Cambria Math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6" style:family="paragraph"/>
    <style:style style:name="P77" style:parent-style-name="Normal" style:list-style-name="LFO6" style:family="paragraph"/>
    <style:style style:name="P78" style:parent-style-name="Normal" style:list-style-name="LFO6" style:family="paragraph"/>
    <style:style style:name="P79" style:parent-style-name="Normal" style:list-style-name="LFO6" style:family="paragraph"/>
    <style:style style:name="P80" style:parent-style-name="Normal" style:list-style-name="LFO6" style:family="paragraph"/>
    <style:style style:name="P81" style:parent-style-name="Normal" style:list-style-name="LFO6" style:family="paragraph"/>
    <style:style style:name="P82" style:parent-style-name="Normal" style:list-style-name="LFO6" style:family="paragraph"/>
    <style:style style:name="P83" style:parent-style-name="Normal" style:list-style-name="LFO6" style:family="paragraph"/>
    <style:style style:name="P84" style:parent-style-name="Normal" style:list-style-name="LFO6" style:family="paragraph"/>
    <style:style style:name="P85" style:parent-style-name="Normal" style:list-style-name="LFO6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7" style:family="paragraph"/>
    <style:style style:name="T88" style:parent-style-name="DefaultParagraphFont" style:family="text">
      <style:text-properties style:font-name="Cambria Math" style:font-name-complex="Cambria Math"/>
    </style:style>
    <style:style style:name="P89" style:parent-style-name="Normal" style:list-style-name="LFO7" style:family="paragraph"/>
    <style:style style:name="P90" style:parent-style-name="Normal" style:list-style-name="LFO7" style:family="paragraph"/>
    <style:style style:name="T91" style:parent-style-name="DefaultParagraphFont" style:family="text">
      <style:text-properties style:font-name="Cambria Math" style:font-name-complex="Cambria Math"/>
    </style:style>
    <style:style style:name="P92" style:parent-style-name="Normal" style:list-style-name="LFO7" style:family="paragraph"/>
    <style:style style:name="T93" style:parent-style-name="DefaultParagraphFont" style:family="text">
      <style:text-properties style:font-name="Cambria Math" style:font-name-complex="Cambria Math"/>
    </style:style>
    <style:style style:name="P94" style:parent-style-name="Normal" style:list-style-name="LFO7" style:family="paragraph"/>
    <style:style style:name="P95" style:parent-style-name="Normal" style:list-style-name="LFO7" style:family="paragraph"/>
    <style:style style:name="T96" style:parent-style-name="DefaultParagraphFont" style:family="text">
      <style:text-properties style:font-name="Cambria Math" style:font-name-complex="Cambria Math"/>
    </style:style>
    <style:style style:name="P97" style:parent-style-name="Normal" style:list-style-name="LFO7" style:family="paragraph"/>
    <style:style style:name="T98" style:parent-style-name="DefaultParagraphFont" style:family="text">
      <style:text-properties style:font-name="Cambria Math" style:font-name-complex="Cambria Math"/>
    </style:style>
    <style:style style:name="P99" style:parent-style-name="Normal" style:list-style-name="LFO7" style:family="paragraph"/>
    <style:style style:name="P100" style:parent-style-name="Normal" style:list-style-name="LFO7" style:family="paragraph"/>
    <style:style style:name="T101" style:parent-style-name="DefaultParagraphFont" style:family="text">
      <style:text-properties style:font-name="Cambria Math" style:font-name-complex="Cambria Math"/>
    </style:style>
    <style:style style:name="P102" style:parent-style-name="Normal" style:list-style-name="LFO7" style:family="paragraph"/>
    <style:style style:name="T103" style:parent-style-name="DefaultParagraphFont" style:family="text">
      <style:text-properties style:font-name="Cambria Math" style:font-name-complex="Cambria Math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8" style:family="paragraph"/>
    <style:style style:name="P106" style:parent-style-name="Normal" style:list-style-name="LFO8" style:family="paragraph"/>
    <style:style style:name="P107" style:parent-style-name="Normal" style:list-style-name="LFO8" style:family="paragraph"/>
    <style:style style:name="P108" style:parent-style-name="Normal" style:list-style-name="LFO8" style:family="paragraph"/>
    <style:style style:name="T109" style:parent-style-name="DefaultParagraphFont" style:family="text">
      <style:text-properties style:font-name="Cambria Math" style:font-name-complex="Cambria Math"/>
    </style:style>
    <style:style style:name="P110" style:parent-style-name="Normal" style:list-style-name="LFO8" style:family="paragraph"/>
    <style:style style:name="T111" style:parent-style-name="DefaultParagraphFont" style:family="text">
      <style:text-properties style:font-name="Cambria Math" style:font-name-complex="Cambria Math"/>
    </style:style>
    <style:style style:name="P112" style:parent-style-name="Normal" style:list-style-name="LFO8" style:family="paragraph"/>
    <style:style style:name="T113" style:parent-style-name="DefaultParagraphFont" style:family="text">
      <style:text-properties style:font-name="Cambria Math" style:font-name-complex="Cambria Math"/>
    </style:style>
    <style:style style:name="P114" style:parent-style-name="Normal" style:list-style-name="LFO8" style:family="paragraph"/>
    <style:style style:name="T115" style:parent-style-name="DefaultParagraphFont" style:family="text">
      <style:text-properties style:font-name="Cambria Math" style:font-name-complex="Cambria Math"/>
    </style:style>
    <style:style style:name="T116" style:parent-style-name="DefaultParagraphFont" style:family="text">
      <style:text-properties style:font-name="Cambria Math" style:font-name-complex="Cambria Math"/>
    </style:style>
    <style:style style:name="P117" style:parent-style-name="Normal" style:list-style-name="LFO8" style:family="paragraph"/>
    <style:style style:name="P118" style:parent-style-name="Normal" style:list-style-name="LFO8" style:family="paragraph"/>
    <style:style style:name="P119" style:parent-style-name="Normal" style:list-style-name="LFO8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9" style:family="paragraph"/>
    <style:style style:name="P122" style:parent-style-name="Normal" style:list-style-name="LFO9" style:family="paragraph"/>
    <style:style style:name="P123" style:parent-style-name="Normal" style:list-style-name="LFO9" style:family="paragraph"/>
    <style:style style:name="P124" style:parent-style-name="Normal" style:list-style-name="LFO9" style:family="paragraph"/>
    <style:style style:name="P125" style:parent-style-name="Normal" style:list-style-name="LFO9" style:family="paragraph"/>
    <style:style style:name="P126" style:parent-style-name="Normal" style:list-style-name="LFO9" style:family="paragraph"/>
    <style:style style:name="P127" style:parent-style-name="Normal" style:list-style-name="LFO9" style:family="paragraph"/>
    <style:style style:name="P128" style:parent-style-name="Normal" style:list-style-name="LFO9" style:family="paragraph"/>
    <style:style style:name="P129" style:parent-style-name="Normal" style:list-style-name="LFO9" style:family="paragraph"/>
    <style:style style:name="P130" style:parent-style-name="Normal" style:list-style-name="LFO9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0" style:family="paragraph"/>
    <style:style style:name="P133" style:parent-style-name="Normal" style:list-style-name="LFO10" style:family="paragraph"/>
    <style:style style:name="P134" style:parent-style-name="Normal" style:list-style-name="LFO10" style:family="paragraph"/>
    <style:style style:name="P135" style:parent-style-name="Normal" style:list-style-name="LFO10" style:family="paragraph"/>
    <style:style style:name="P136" style:parent-style-name="Normal" style:list-style-name="LFO10" style:family="paragraph"/>
    <style:style style:name="P137" style:parent-style-name="Normal" style:list-style-name="LFO10" style:family="paragraph"/>
    <style:style style:name="P138" style:parent-style-name="Normal" style:list-style-name="LFO10" style:family="paragraph"/>
    <style:style style:name="P139" style:parent-style-name="Normal" style:list-style-name="LFO10" style:family="paragraph"/>
    <style:style style:name="P140" style:parent-style-name="Normal" style:list-style-name="LFO10" style:family="paragraph"/>
    <style:style style:name="P141" style:parent-style-name="Normal" style:list-style-name="LFO10" style:family="paragraph"/>
    <style:style style:name="P142" style:parent-style-name="Normal" style:family="paragraph">
      <style:paragraph-properties fo:break-before="page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1" style:family="paragraph"/>
    <style:style style:name="T145" style:parent-style-name="DefaultParagraphFont" style:family="text">
      <style:text-properties style:font-name="Cambria Math" style:font-name-complex="Cambria Math"/>
    </style:style>
    <style:style style:name="T146" style:parent-style-name="DefaultParagraphFont" style:family="text">
      <style:text-properties style:font-name="Aptos" style:font-name-complex="Aptos"/>
    </style:style>
    <style:style style:name="T147" style:parent-style-name="DefaultParagraphFont" style:family="text">
      <style:text-properties style:font-name="Cambria Math" style:font-name-complex="Cambria Math"/>
    </style:style>
    <style:style style:name="T148" style:parent-style-name="DefaultParagraphFont" style:family="text">
      <style:text-properties style:font-name="Aptos" style:font-name-complex="Aptos"/>
    </style:style>
    <style:style style:name="T149" style:parent-style-name="DefaultParagraphFont" style:family="text">
      <style:text-properties style:font-name="Cambria Math" style:font-name-complex="Cambria Math"/>
    </style:style>
    <style:style style:name="T150" style:parent-style-name="DefaultParagraphFont" style:family="text">
      <style:text-properties style:font-name="Cambria Math" style:font-name-complex="Cambria Math"/>
    </style:style>
    <style:style style:name="P151" style:parent-style-name="Normal" style:list-style-name="LFO11" style:family="paragraph"/>
    <style:style style:name="T152" style:parent-style-name="DefaultParagraphFont" style:family="text">
      <style:text-properties style:font-name="Cambria Math" style:font-name-complex="Cambria Math"/>
    </style:style>
    <style:style style:name="P153" style:parent-style-name="Normal" style:list-style-name="LFO11" style:family="paragraph"/>
    <style:style style:name="T154" style:parent-style-name="DefaultParagraphFont" style:family="text">
      <style:text-properties style:font-name="Cambria Math" style:font-name-complex="Cambria Math"/>
    </style:style>
    <style:style style:name="T155" style:parent-style-name="DefaultParagraphFont" style:family="text">
      <style:text-properties style:font-name="Aptos" style:font-name-complex="Aptos"/>
    </style:style>
    <style:style style:name="T156" style:parent-style-name="DefaultParagraphFont" style:family="text">
      <style:text-properties style:font-name="Cambria Math" style:font-name-complex="Cambria Math"/>
    </style:style>
    <style:style style:name="T157" style:parent-style-name="DefaultParagraphFont" style:family="text">
      <style:text-properties style:font-name="Aptos" style:font-name-complex="Aptos"/>
    </style:style>
    <style:style style:name="T158" style:parent-style-name="DefaultParagraphFont" style:family="text">
      <style:text-properties style:font-name="Cambria Math" style:font-name-complex="Cambria Math"/>
    </style:style>
    <style:style style:name="T159" style:parent-style-name="DefaultParagraphFont" style:family="text">
      <style:text-properties style:font-name="Aptos" style:font-name-complex="Aptos"/>
    </style:style>
    <style:style style:name="T160" style:parent-style-name="DefaultParagraphFont" style:family="text">
      <style:text-properties style:font-name="Cambria Math" style:font-name-complex="Cambria Math"/>
    </style:style>
    <style:style style:name="T161" style:parent-style-name="DefaultParagraphFont" style:family="text">
      <style:text-properties style:font-name="Cambria Math" style:font-name-complex="Cambria Math"/>
    </style:style>
    <style:style style:name="P162" style:parent-style-name="Normal" style:list-style-name="LFO11" style:family="paragraph"/>
    <style:style style:name="T163" style:parent-style-name="DefaultParagraphFont" style:family="text">
      <style:text-properties style:font-name="Cambria Math" style:font-name-complex="Cambria Math"/>
    </style:style>
    <style:style style:name="T164" style:parent-style-name="DefaultParagraphFont" style:family="text">
      <style:text-properties style:font-name="Cambria Math" style:font-name-complex="Cambria Math"/>
    </style:style>
    <style:style style:name="P165" style:parent-style-name="Normal" style:list-style-name="LFO11" style:family="paragraph"/>
    <style:style style:name="T166" style:parent-style-name="DefaultParagraphFont" style:family="text">
      <style:text-properties style:font-name="Cambria Math" style:font-name-complex="Cambria Math"/>
    </style:style>
    <style:style style:name="T167" style:parent-style-name="DefaultParagraphFont" style:family="text">
      <style:text-properties style:font-name="Aptos" style:font-name-complex="Aptos"/>
    </style:style>
    <style:style style:name="T168" style:parent-style-name="DefaultParagraphFont" style:family="text">
      <style:text-properties style:font-name="Cambria Math" style:font-name-complex="Cambria Math"/>
    </style:style>
    <style:style style:name="T169" style:parent-style-name="DefaultParagraphFont" style:family="text">
      <style:text-properties style:font-name="Cambria Math" style:font-name-complex="Cambria Math"/>
    </style:style>
    <style:style style:name="P170" style:parent-style-name="Normal" style:list-style-name="LFO11" style:family="paragraph"/>
    <style:style style:name="T171" style:parent-style-name="DefaultParagraphFont" style:family="text">
      <style:text-properties style:font-name="Cambria Math" style:font-name-complex="Cambria Math"/>
    </style:style>
    <style:style style:name="T172" style:parent-style-name="DefaultParagraphFont" style:family="text">
      <style:text-properties style:font-name="Cambria Math" style:font-name-complex="Cambria Math"/>
    </style:style>
    <style:style style:name="P173" style:parent-style-name="Normal" style:list-style-name="LFO11" style:family="paragraph"/>
    <style:style style:name="T174" style:parent-style-name="DefaultParagraphFont" style:family="text">
      <style:text-properties style:font-name="Cambria Math" style:font-name-complex="Cambria Math"/>
    </style:style>
    <style:style style:name="T175" style:parent-style-name="DefaultParagraphFont" style:family="text">
      <style:text-properties style:font-name="Cambria Math" style:font-name-complex="Cambria Math"/>
    </style:style>
    <style:style style:name="T176" style:parent-style-name="DefaultParagraphFont" style:family="text">
      <style:text-properties style:font-name="Cambria Math" style:font-name-complex="Cambria Math"/>
    </style:style>
    <style:style style:name="P177" style:parent-style-name="Normal" style:list-style-name="LFO11" style:family="paragraph"/>
    <style:style style:name="T178" style:parent-style-name="DefaultParagraphFont" style:family="text">
      <style:text-properties style:font-name="Cambria Math" style:font-name-complex="Cambria Math"/>
    </style:style>
    <style:style style:name="T179" style:parent-style-name="DefaultParagraphFont" style:family="text">
      <style:text-properties style:font-name="Cambria Math" style:font-name-complex="Cambria Math"/>
    </style:style>
    <style:style style:name="P180" style:parent-style-name="Normal" style:list-style-name="LFO11" style:family="paragraph"/>
    <style:style style:name="T181" style:parent-style-name="DefaultParagraphFont" style:family="text">
      <style:text-properties style:font-name="Cambria Math" style:font-name-complex="Cambria Math"/>
    </style:style>
    <style:style style:name="T182" style:parent-style-name="DefaultParagraphFont" style:family="text">
      <style:text-properties style:font-name="Aptos" style:font-name-complex="Aptos"/>
    </style:style>
    <style:style style:name="T183" style:parent-style-name="DefaultParagraphFont" style:family="text">
      <style:text-properties style:font-name="Cambria Math" style:font-name-complex="Cambria Math"/>
    </style:style>
    <style:style style:name="T184" style:parent-style-name="DefaultParagraphFont" style:family="text">
      <style:text-properties style:font-name="Cambria Math" style:font-name-complex="Cambria Math"/>
    </style:style>
    <style:style style:name="T185" style:parent-style-name="DefaultParagraphFont" style:family="text">
      <style:text-properties style:font-name="Cambria Math" style:font-name-complex="Cambria Math"/>
    </style:style>
    <style:style style:name="T186" style:parent-style-name="DefaultParagraphFont" style:family="text">
      <style:text-properties style:font-name="Cambria Math" style:font-name-complex="Cambria Math"/>
    </style:style>
    <style:style style:name="P187" style:parent-style-name="Normal" style:list-style-name="LFO11" style:family="paragraph"/>
    <style:style style:name="T188" style:parent-style-name="DefaultParagraphFont" style:family="text">
      <style:text-properties style:font-name="Cambria Math" style:font-name-complex="Cambria Math"/>
    </style:style>
    <style:style style:name="T189" style:parent-style-name="DefaultParagraphFont" style:family="text">
      <style:text-properties style:font-name="Aptos" style:font-name-complex="Aptos"/>
    </style:style>
    <style:style style:name="T190" style:parent-style-name="DefaultParagraphFont" style:family="text">
      <style:text-properties style:font-name="Cambria Math" style:font-name-complex="Cambria Math"/>
    </style:style>
    <style:style style:name="T191" style:parent-style-name="DefaultParagraphFont" style:family="text">
      <style:text-properties style:font-name="Cambria Math" style:font-name-complex="Cambria Math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list-style-name="LFO12" style:family="paragraph"/>
    <style:style style:name="P194" style:parent-style-name="Normal" style:list-style-name="LFO12" style:family="paragraph"/>
    <style:style style:name="P195" style:parent-style-name="Normal" style:list-style-name="LFO12" style:family="paragraph"/>
    <style:style style:name="P196" style:parent-style-name="Normal" style:list-style-name="LFO12" style:family="paragraph"/>
    <style:style style:name="P197" style:parent-style-name="Normal" style:list-style-name="LFO12" style:family="paragraph"/>
    <style:style style:name="P198" style:parent-style-name="Normal" style:list-style-name="LFO12" style:family="paragraph"/>
    <style:style style:name="T199" style:parent-style-name="DefaultParagraphFont" style:family="text">
      <style:text-properties style:font-name="Cambria Math" style:font-name-complex="Cambria Math"/>
    </style:style>
    <style:style style:name="T200" style:parent-style-name="DefaultParagraphFont" style:family="text">
      <style:text-properties style:font-name="Cambria Math" style:font-name-complex="Cambria Math"/>
    </style:style>
    <style:style style:name="P201" style:parent-style-name="Normal" style:list-style-name="LFO12" style:family="paragraph"/>
    <style:style style:name="P202" style:parent-style-name="Normal" style:list-style-name="LFO12" style:family="paragraph"/>
    <style:style style:name="P203" style:parent-style-name="Normal" style:list-style-name="LFO12" style:family="paragraph"/>
    <style:style style:name="P204" style:parent-style-name="Normal" style:list-style-name="LFO12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list-style-name="LFO13" style:family="paragraph"/>
    <style:style style:name="P207" style:parent-style-name="Normal" style:list-style-name="LFO13" style:family="paragraph"/>
    <style:style style:name="P208" style:parent-style-name="Normal" style:list-style-name="LFO13" style:family="paragraph"/>
    <style:style style:name="P209" style:parent-style-name="Normal" style:list-style-name="LFO13" style:family="paragraph"/>
    <style:style style:name="P210" style:parent-style-name="Normal" style:list-style-name="LFO13" style:family="paragraph"/>
    <style:style style:name="P211" style:parent-style-name="Normal" style:list-style-name="LFO13" style:family="paragraph"/>
    <style:style style:name="P212" style:parent-style-name="Normal" style:list-style-name="LFO13" style:family="paragraph"/>
    <style:style style:name="P213" style:parent-style-name="Normal" style:list-style-name="LFO13" style:family="paragraph"/>
    <style:style style:name="P214" style:parent-style-name="Normal" style:list-style-name="LFO13" style:family="paragraph"/>
    <style:style style:name="P215" style:parent-style-name="Normal" style:list-style-name="LFO13" style:family="paragraph"/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list-style-name="LFO14" style:family="paragraph"/>
    <style:style style:name="P221" style:parent-style-name="Normal" style:list-style-name="LFO14" style:family="paragraph"/>
    <style:style style:name="P222" style:parent-style-name="Normal" style:list-style-name="LFO14" style:family="paragraph"/>
    <style:style style:name="P223" style:parent-style-name="Normal" style:list-style-name="LFO14" style:family="paragraph"/>
    <style:style style:name="P224" style:parent-style-name="Normal" style:list-style-name="LFO14" style:family="paragraph"/>
    <style:style style:name="P225" style:parent-style-name="Normal" style:list-style-name="LFO14" style:family="paragraph"/>
    <style:style style:name="P226" style:parent-style-name="Normal" style:list-style-name="LFO14" style:family="paragraph"/>
    <style:style style:name="P227" style:parent-style-name="Normal" style:list-style-name="LFO14" style:family="paragraph"/>
    <style:style style:name="P228" style:parent-style-name="Normal" style:list-style-name="LFO14" style:family="paragraph"/>
    <style:style style:name="P229" style:parent-style-name="Normal" style:list-style-name="LFO14" style:family="paragraph"/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list-style-name="LFO15" style:family="paragraph"/>
    <style:style style:name="P232" style:parent-style-name="Normal" style:list-style-name="LFO15" style:family="paragraph"/>
    <style:style style:name="P233" style:parent-style-name="Normal" style:list-style-name="LFO15" style:family="paragraph"/>
    <style:style style:name="P234" style:parent-style-name="Normal" style:list-style-name="LFO15" style:family="paragraph"/>
    <style:style style:name="P235" style:parent-style-name="Normal" style:list-style-name="LFO15" style:family="paragraph"/>
    <style:style style:name="P236" style:parent-style-name="Normal" style:list-style-name="LFO15" style:family="paragraph"/>
    <style:style style:name="P237" style:parent-style-name="Normal" style:list-style-name="LFO15" style:family="paragraph"/>
    <style:style style:name="P238" style:parent-style-name="Normal" style:list-style-name="LFO15" style:family="paragraph"/>
    <style:style style:name="P239" style:parent-style-name="Normal" style:list-style-name="LFO15" style:family="paragraph"/>
    <style:style style:name="P240" style:parent-style-name="Normal" style:list-style-name="LFO15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list-style-name="LFO16" style:family="paragraph"/>
    <style:style style:name="P243" style:parent-style-name="Normal" style:list-style-name="LFO16" style:family="paragraph"/>
    <style:style style:name="P244" style:parent-style-name="Normal" style:list-style-name="LFO16" style:family="paragraph"/>
    <style:style style:name="P245" style:parent-style-name="Normal" style:list-style-name="LFO16" style:family="paragraph"/>
    <style:style style:name="P246" style:parent-style-name="Normal" style:list-style-name="LFO16" style:family="paragraph"/>
    <style:style style:name="P247" style:parent-style-name="Normal" style:list-style-name="LFO16" style:family="paragraph"/>
    <style:style style:name="P248" style:parent-style-name="Normal" style:list-style-name="LFO16" style:family="paragraph"/>
    <style:style style:name="P249" style:parent-style-name="Normal" style:list-style-name="LFO16" style:family="paragraph"/>
    <style:style style:name="P250" style:parent-style-name="Normal" style:list-style-name="LFO16" style:family="paragraph"/>
    <style:style style:name="P251" style:parent-style-name="Normal" style:list-style-name="LFO16" style:family="paragraph"/>
    <style:style style:name="T252" style:parent-style-name="DefaultParagraphFont" style:family="text">
      <style:text-properties fo:font-weight="bold" style:font-weight-asian="bold" style:font-weight-complex="bold"/>
    </style:style>
    <style:style style:name="P253" style:parent-style-name="Normal" style:list-style-name="LFO17" style:family="paragraph"/>
    <style:style style:name="T254" style:parent-style-name="DefaultParagraphFont" style:family="text">
      <style:text-properties style:font-name="Cambria Math" style:font-name-complex="Cambria Math"/>
    </style:style>
    <style:style style:name="T255" style:parent-style-name="DefaultParagraphFont" style:family="text">
      <style:text-properties style:font-name="Cambria Math" style:font-name-complex="Cambria Math"/>
    </style:style>
    <style:style style:name="T256" style:parent-style-name="DefaultParagraphFont" style:family="text">
      <style:text-properties style:font-name="Cambria Math" style:font-name-complex="Cambria Math"/>
    </style:style>
    <style:style style:name="P257" style:parent-style-name="Normal" style:list-style-name="LFO17" style:family="paragraph"/>
    <style:style style:name="P258" style:parent-style-name="Normal" style:list-style-name="LFO17" style:family="paragraph"/>
    <style:style style:name="T259" style:parent-style-name="DefaultParagraphFont" style:family="text">
      <style:text-properties style:font-name="Cambria Math" style:font-name-complex="Cambria Math"/>
    </style:style>
    <style:style style:name="P260" style:parent-style-name="Normal" style:list-style-name="LFO17" style:family="paragraph"/>
    <style:style style:name="T261" style:parent-style-name="DefaultParagraphFont" style:family="text">
      <style:text-properties style:font-name="Cambria Math" style:font-name-complex="Cambria Math"/>
    </style:style>
    <style:style style:name="T262" style:parent-style-name="DefaultParagraphFont" style:family="text">
      <style:text-properties style:font-name="Aptos" style:font-name-complex="Aptos"/>
    </style:style>
    <style:style style:name="T263" style:parent-style-name="DefaultParagraphFont" style:family="text">
      <style:text-properties style:font-name="Cambria Math" style:font-name-complex="Cambria Math"/>
    </style:style>
    <style:style style:name="T264" style:parent-style-name="DefaultParagraphFont" style:family="text">
      <style:text-properties style:font-name="Cambria Math" style:font-name-complex="Cambria Math"/>
    </style:style>
    <style:style style:name="P265" style:parent-style-name="Normal" style:list-style-name="LFO17" style:family="paragraph"/>
    <style:style style:name="P266" style:parent-style-name="Normal" style:list-style-name="LFO17" style:family="paragraph"/>
    <style:style style:name="T267" style:parent-style-name="DefaultParagraphFont" style:family="text">
      <style:text-properties style:font-name="Cambria Math" style:font-name-complex="Cambria Math"/>
    </style:style>
    <style:style style:name="P268" style:parent-style-name="Normal" style:list-style-name="LFO17" style:family="paragraph"/>
    <style:style style:name="P269" style:parent-style-name="Normal" style:list-style-name="LFO17" style:family="paragraph"/>
    <style:style style:name="P270" style:parent-style-name="Normal" style:list-style-name="LFO17" style:family="paragraph"/>
    <style:style style:name="P271" style:parent-style-name="Normal" style:list-style-name="LFO17" style:family="paragraph"/>
    <style:style style:name="T272" style:parent-style-name="DefaultParagraphFont" style:family="text">
      <style:text-properties style:font-name="Cambria Math" style:font-name-complex="Cambria Math"/>
    </style:style>
    <style:style style:name="T273" style:parent-style-name="DefaultParagraphFont" style:family="text">
      <style:text-properties style:font-name="Cambria Math" style:font-name-complex="Cambria Math"/>
    </style:style>
    <style:style style:name="T274" style:parent-style-name="DefaultParagraphFont" style:family="text">
      <style:text-properties style:font-name="Cambria Math" style:font-name-complex="Cambria Math"/>
    </style:style>
    <style:style style:name="T275" style:parent-style-name="DefaultParagraphFont" style:family="text">
      <style:text-properties style:font-name="Cambria Math" style:font-name-complex="Cambria Math"/>
    </style:style>
    <style:style style:name="T276" style:parent-style-name="DefaultParagraphFont" style:family="text">
      <style:text-properties style:font-name="Aptos" style:font-name-complex="Aptos"/>
    </style:style>
    <style:style style:name="T277" style:parent-style-name="DefaultParagraphFont" style:family="text">
      <style:text-properties style:font-name="Cambria Math" style:font-name-complex="Cambria Math"/>
    </style:style>
    <style:style style:name="T278" style:parent-style-name="DefaultParagraphFont" style:family="text">
      <style:text-properties style:font-name="Cambria Math" style:font-name-complex="Cambria Math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P280" style:parent-style-name="Normal" style:list-style-name="LFO18" style:family="paragraph"/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Arial" style:font-name-complex="Arial"/>
    </style:style>
    <style:style style:name="T283" style:parent-style-name="DefaultParagraphFont" style:family="text">
      <style:text-properties style:font-name="Arial" style:font-name-complex="Arial"/>
    </style:style>
    <style:style style:name="P284" style:parent-style-name="Normal" style:list-style-name="LFO18" style:family="paragraph"/>
    <style:style style:name="T285" style:parent-style-name="DefaultParagraphFont" style:family="text">
      <style:text-properties style:font-name="Arial" style:font-name-complex="Arial"/>
    </style:style>
    <style:style style:name="T286" style:parent-style-name="DefaultParagraphFont" style:family="text">
      <style:text-properties style:font-name="Arial" style:font-name-complex="Arial"/>
    </style:style>
    <style:style style:name="T287" style:parent-style-name="DefaultParagraphFont" style:family="text">
      <style:text-properties style:font-name="Arial" style:font-name-complex="Arial"/>
    </style:style>
    <style:style style:name="P288" style:parent-style-name="Normal" style:list-style-name="LFO18" style:family="paragraph"/>
    <style:style style:name="T289" style:parent-style-name="DefaultParagraphFont" style:family="text">
      <style:text-properties style:font-name="Arial" style:font-name-complex="Arial"/>
    </style:style>
    <style:style style:name="T290" style:parent-style-name="DefaultParagraphFont" style:family="text">
      <style:text-properties style:font-name="Arial" style:font-name-complex="Arial"/>
    </style:style>
    <style:style style:name="T291" style:parent-style-name="DefaultParagraphFont" style:family="text">
      <style:text-properties style:font-name="Arial" style:font-name-complex="Arial"/>
    </style:style>
    <style:style style:name="P292" style:parent-style-name="Normal" style:list-style-name="LFO18" style:family="paragraph"/>
    <style:style style:name="T293" style:parent-style-name="DefaultParagraphFont" style:family="text">
      <style:text-properties style:font-name="Cambria Math" style:font-name-complex="Cambria Math"/>
    </style:style>
    <style:style style:name="P294" style:parent-style-name="Normal" style:list-style-name="LFO18" style:family="paragraph"/>
    <style:style style:name="T295" style:parent-style-name="DefaultParagraphFont" style:family="text">
      <style:text-properties style:font-name="Cambria Math" style:font-name-complex="Cambria Math"/>
    </style:style>
    <style:style style:name="T296" style:parent-style-name="DefaultParagraphFont" style:family="text">
      <style:text-properties style:font-name="Arial" style:font-name-complex="Arial"/>
    </style:style>
    <style:style style:name="T297" style:parent-style-name="DefaultParagraphFont" style:family="text">
      <style:text-properties style:font-name="Arial" style:font-name-complex="Arial"/>
    </style:style>
    <style:style style:name="T298" style:parent-style-name="DefaultParagraphFont" style:family="text">
      <style:text-properties style:font-name="Arial" style:font-name-complex="Arial"/>
    </style:style>
    <style:style style:name="P299" style:parent-style-name="Normal" style:list-style-name="LFO18" style:family="paragraph"/>
    <style:style style:name="T300" style:parent-style-name="DefaultParagraphFont" style:family="text">
      <style:text-properties style:font-name="Cambria Math" style:font-name-complex="Cambria Math"/>
    </style:style>
    <style:style style:name="T301" style:parent-style-name="DefaultParagraphFont" style:family="text">
      <style:text-properties style:font-name="Arial" style:font-name-complex="Arial"/>
    </style:style>
    <style:style style:name="P302" style:parent-style-name="Normal" style:list-style-name="LFO18" style:family="paragraph"/>
    <style:style style:name="T303" style:parent-style-name="DefaultParagraphFont" style:family="text">
      <style:text-properties style:font-name="Cambria Math" style:font-name-complex="Cambria Math"/>
    </style:style>
    <style:style style:name="P304" style:parent-style-name="Normal" style:list-style-name="LFO18" style:family="paragraph"/>
    <style:style style:name="T305" style:parent-style-name="DefaultParagraphFont" style:family="text">
      <style:text-properties style:font-name="Arial" style:font-name-complex="Arial"/>
    </style:style>
    <style:style style:name="T306" style:parent-style-name="DefaultParagraphFont" style:family="text">
      <style:text-properties style:font-name="Arial" style:font-name-complex="Arial"/>
    </style:style>
    <style:style style:name="T307" style:parent-style-name="DefaultParagraphFont" style:family="text">
      <style:text-properties style:font-name="Arial" style:font-name-complex="Arial"/>
    </style:style>
    <style:style style:name="T308" style:parent-style-name="DefaultParagraphFont" style:family="text">
      <style:text-properties style:font-name="Arial" style:font-name-complex="Arial"/>
    </style:style>
    <style:style style:name="P309" style:parent-style-name="Normal" style:list-style-name="LFO18" style:family="paragraph"/>
    <style:style style:name="T310" style:parent-style-name="DefaultParagraphFont" style:family="text">
      <style:text-properties style:font-name="Cambria Math" style:font-name-complex="Cambria Math"/>
    </style:style>
    <style:style style:name="T311" style:parent-style-name="DefaultParagraphFont" style:family="text">
      <style:text-properties style:font-name="Cambria Math" style:font-name-complex="Cambria Math"/>
    </style:style>
    <style:style style:name="P312" style:parent-style-name="Normal" style:list-style-name="LFO18" style:family="paragraph"/>
    <style:style style:name="T313" style:parent-style-name="DefaultParagraphFont" style:family="text">
      <style:text-properties style:font-name="Cambria Math" style:font-name-complex="Cambria Math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P315" style:parent-style-name="Normal" style:list-style-name="LFO19" style:family="paragraph"/>
    <style:style style:name="T316" style:parent-style-name="DefaultParagraphFont" style:family="text">
      <style:text-properties style:font-name="Cambria Math" style:font-name-complex="Cambria Math"/>
    </style:style>
    <style:style style:name="T317" style:parent-style-name="DefaultParagraphFont" style:family="text">
      <style:text-properties style:font-name="Cambria Math" style:font-name-complex="Cambria Math"/>
    </style:style>
    <style:style style:name="T318" style:parent-style-name="DefaultParagraphFont" style:family="text">
      <style:text-properties style:font-name="Arial" style:font-name-complex="Arial"/>
    </style:style>
    <style:style style:name="P319" style:parent-style-name="Normal" style:list-style-name="LFO19" style:family="paragraph"/>
    <style:style style:name="P320" style:parent-style-name="Normal" style:list-style-name="LFO19" style:family="paragraph"/>
    <style:style style:name="P321" style:parent-style-name="Normal" style:list-style-name="LFO19" style:family="paragraph"/>
    <style:style style:name="P322" style:parent-style-name="Normal" style:list-style-name="LFO19" style:family="paragraph"/>
    <style:style style:name="P323" style:parent-style-name="Normal" style:list-style-name="LFO19" style:family="paragraph"/>
    <style:style style:name="P324" style:parent-style-name="Normal" style:list-style-name="LFO19" style:family="paragraph"/>
    <style:style style:name="T325" style:parent-style-name="DefaultParagraphFont" style:family="text">
      <style:text-properties style:font-name="Cambria Math" style:font-name-complex="Cambria Math"/>
    </style:style>
    <style:style style:name="T326" style:parent-style-name="DefaultParagraphFont" style:family="text">
      <style:text-properties style:font-name="Cambria Math" style:font-name-complex="Cambria Math"/>
    </style:style>
    <style:style style:name="P327" style:parent-style-name="Normal" style:list-style-name="LFO19" style:family="paragraph"/>
    <style:style style:name="T328" style:parent-style-name="DefaultParagraphFont" style:family="text">
      <style:text-properties style:font-name="Arial" style:font-name-complex="Arial"/>
    </style:style>
    <style:style style:name="P329" style:parent-style-name="Normal" style:list-style-name="LFO19" style:family="paragraph"/>
    <style:style style:name="T330" style:parent-style-name="DefaultParagraphFont" style:family="text">
      <style:text-properties style:font-name="Cambria Math" style:font-name-complex="Cambria Math"/>
    </style:style>
    <style:style style:name="T331" style:parent-style-name="DefaultParagraphFont" style:family="text">
      <style:text-properties style:font-name="Cambria Math" style:font-name-complex="Cambria Math"/>
    </style:style>
    <style:style style:name="T332" style:parent-style-name="DefaultParagraphFont" style:family="text">
      <style:text-properties style:font-name="Cambria Math" style:font-name-complex="Cambria Math"/>
    </style:style>
    <style:style style:name="P333" style:parent-style-name="Normal" style:list-style-name="LFO19" style:family="paragraph"/>
    <style:style style:name="T334" style:parent-style-name="DefaultParagraphFont" style:family="text">
      <style:text-properties fo:font-weight="bold" style:font-weight-asian="bold" style:font-weight-complex="bold"/>
    </style:style>
    <style:style style:name="P335" style:parent-style-name="Normal" style:list-style-name="LFO20" style:family="paragraph"/>
    <style:style style:name="P336" style:parent-style-name="Normal" style:list-style-name="LFO20" style:family="paragraph"/>
    <style:style style:name="P337" style:parent-style-name="Normal" style:list-style-name="LFO20" style:family="paragraph"/>
    <style:style style:name="P338" style:parent-style-name="Normal" style:list-style-name="LFO20" style:family="paragraph"/>
    <style:style style:name="P339" style:parent-style-name="Normal" style:list-style-name="LFO20" style:family="paragraph"/>
    <style:style style:name="P340" style:parent-style-name="Normal" style:list-style-name="LFO20" style:family="paragraph"/>
    <style:style style:name="P341" style:parent-style-name="Normal" style:list-style-name="LFO20" style:family="paragraph"/>
    <style:style style:name="P342" style:parent-style-name="Normal" style:list-style-name="LFO20" style:family="paragraph"/>
    <style:style style:name="P343" style:parent-style-name="Normal" style:list-style-name="LFO20" style:family="paragraph"/>
    <style:style style:name="P344" style:parent-style-name="Normal" style:list-style-name="LFO20" style:family="paragraph"/>
    <style:style style:family="graphic" style:name="a20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11">
      <style:graphic-properties draw:fill="none" draw:stroke="none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graphic" style:name="a14">
      <style:graphic-properties draw:fill="none" draw:stroke="none"/>
    </style:style>
    <style:style style:family="graphic" style:name="a15">
      <style:graphic-properties draw:fill="none" draw:stroke="none"/>
    </style:style>
    <style:style style:family="graphic" style:name="a16">
      <style:graphic-properties draw:fill="none" draw:stroke="none"/>
    </style:style>
    <style:style style:family="graphic" style:name="a17">
      <style:graphic-properties draw:fill="none" draw:stroke="none"/>
    </style:style>
    <style:style style:family="graphic" style:name="a18">
      <style:graphic-properties draw:fill="none" draw:stroke="none"/>
    </style:style>
    <style:style style:family="graphic" style:name="a19">
      <style:graphic-properties draw:fill="none" draw:stroke="none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9">
      <style:graphic-properties draw:fill="none" draw:stroke="none"/>
    </style:style>
  </office:automatic-styles>
  <office:body>
    <office:text text:use-soft-page-breaks="true">
      <text:p text:style-name="P1"><text:span text:style-name="T2">Angles and Lines:</text:span></text:p>
      <text:list text:style-name="LFO1" text:continue-numbering="true">
        <text:list-item>
          <text:p text:style-name="P3">Find the value of angle x in a triangle where the other two angles are 55<text:span text:style-name="T4">∘</text:span><text:s/>and 72<text:span text:style-name="T5">∘</text:span>.</text:p>
        </text:list-item>
        <text:list-item>
          <text:p text:style-name="P6">Two parallel lines are intersected by a transversal. One of the interior angles is 68<text:span text:style-name="T7">∘</text:span>. Find the size of the alternate interior angle.</text:p>
        </text:list-item>
        <text:list-item>
          <text:p text:style-name="P8">In a quadrilateral, three angles are 80<text:span text:style-name="T9">∘</text:span>, 110<text:span text:style-name="T10">∘</text:span>, and 95<text:span text:style-name="T11">∘</text:span>. Calculate the size of the fourth angle.</text:p>
        </text:list-item>
        <text:list-item>
          <text:p text:style-name="P12">An exterior angle of a regular polygon is 30<text:span text:style-name="T13">∘</text:span>. How many sides does the polygon have?</text:p>
        </text:list-item>
        <text:list-item>
          <text:p text:style-name="P14">Find the value of angle y in an isosceles triangle where the vertex angle is 40<text:span text:style-name="T15">∘</text:span>.</text:p>
        </text:list-item>
        <text:list-item>
          <text:p text:style-name="P16">Calculate the size of each interior angle of a regular hexagon.</text:p>
        </text:list-item>
        <text:list-item>
          <text:p text:style-name="P17">Two angles on a straight line are (3x+10)<text:span text:style-name="T18">∘</text:span><text:s/>and (2x−5)<text:span text:style-name="T19">∘</text:span>. Find the value of x.</text:p>
        </text:list-item>
        <text:list-item>
          <text:p text:style-name="P20">In a triangle, the angles are in the ratio 1:2:3. Find the size of the largest angle.</text:p>
        </text:list-item>
        <text:list-item>
          <text:p text:style-name="P21">The interior angle of a regular polygon is 144<text:span text:style-name="T22">∘</text:span>. How many sides does it have?</text:p>
        </text:list-item>
        <text:list-item>
          <text:p text:style-name="P23">Find the value of angle z in a rhombus where one of the angles is 120<text:span text:style-name="T24">∘</text:span>.</text:p>
        </text:list-item>
      </text:list>
      <text:p text:style-name="Normal"><text:span text:style-name="T25">Shapes and Their Properties:</text:span></text:p>
      <text:list text:style-name="LFO2" text:continue-numbering="true">
        <text:list-item>
          <text:p text:style-name="P26">What is the name of a quadrilateral with one pair of parallel sides?</text:p>
        </text:list-item>
        <text:list-item>
          <text:p text:style-name="P27">State one property of a parallelogram that is not necessarily true for a kite.</text:p>
        </text:list-item>
        <text:list-item>
          <text:p text:style-name="P28">How many lines of symmetry does a regular pentagon have?</text:p>
        </text:list-item>
        <text:list-item>
          <text:p text:style-name="P29">What is the order of rotational symmetry of a square?</text:p>
        </text:list-item>
        <text:list-item>
          <text:p text:style-name="P30">Describe the properties of the diagonals of a rectangle.</text:p>
        </text:list-item>
        <text:list-item>
          <text:p text:style-name="P31">What is the sum of the interior angles of a heptagon?</text:p>
        </text:list-item>
        <text:list-item>
          <text:p text:style-name="P32">State one difference between a rhombus and a square.</text:p>
        </text:list-item>
        <text:list-item>
          <text:p text:style-name="P33">What is the name of a 3D shape with one circular base and a curved surface meeting at a point?</text:p>
        </text:list-item>
        <text:list-item>
          <text:p text:style-name="P34">How many faces, edges, and vertices does a triangular prism have?</text:p>
        </text:list-item>
        <text:list-item>
          <text:p text:style-name="P35">What shape is the cross-section of a cylinder parallel to its base?</text:p>
        </text:list-item>
      </text:list>
      <text:p text:style-name="Normal"><text:span text:style-name="T36">Area and Perimeter:</text:span></text:p>
      <text:list text:style-name="LFO3" text:continue-numbering="true">
        <text:list-item>
          <text:p text:style-name="P37">Calculate the area of a rectangle with length 12 cm and width 7 cm.</text:p>
        </text:list-item>
        <text:list-item>
          <text:p text:style-name="P38">Find the perimeter of a square with side length 9 m.</text:p>
        </text:list-item>
        <text:list-item>
          <text:p text:style-name="P39">Calculate the area of a triangle with base 10 cm and height 6 cm.</text:p>
        </text:list-item>
        <text:list-item>
          <text:p text:style-name="P40">Find the circumference of a circle with radius 5 cm (use π=3.14).</text:p>
        </text:list-item>
        <text:list-item>
          <text:p text:style-name="P41">Calculate the area of a circle with diameter 8 m (use π=3.14).</text:p>
        </text:list-item>
        <text:list-item>
          <text:p text:style-name="P42">Find the area of a parallelogram with base 8 cm and perpendicular height 5 cm.</text:p>
        </text:list-item>
        <text:list-item>
          <text:p text:style-name="P43">Calculate the area of a trapezium with parallel sides 6 cm and 10 cm, and height 4 cm.</text:p>
        </text:list-item>
        <text:list-item>
          <text:p text:style-name="P44">Find the length of the arc of a circle with radius 6 cm and central angle 60<text:span text:style-name="T45">∘</text:span><text:s/>(use π=3.14).</text:p>
        </text:list-item>
        <text:list-item>
          <text:p text:style-name="P46">Calculate the area of a sector of a circle with radius 4 cm and central angle 90<text:span text:style-name="T47">∘</text:span><text:s/>(use π=3.14).</text:p>
        </text:list-item>
        <text:list-item>
          <text:p text:style-name="P48">A rectangular garden is 15 m long and 8 m wide. What is the length of the diagonal?</text:p>
        </text:list-item>
      </text:list>
      <text:p text:style-name="Normal"><text:span text:style-name="T49">Volume and Surface Area:</text:span></text:p>
      <text:list text:style-name="LFO4" text:continue-numbering="true">
        <text:list-item>
          <text:p text:style-name="P50">Calculate the volume of a cuboid with dimensions 5 cm, 3 cm, and 2 cm.</text:p>
        </text:list-item>
        <text:list-item>
          <text:p text:style-name="P51">Find the volume of a cylinder with radius 4 cm and height 7 cm (use π=3.14).</text:p>
        </text:list-item>
        <text:list-item>
          <text:p text:style-name="P52">Calculate the volume of a cone with radius 3 cm and height 8 cm (use π=3.14).</text:p>
        </text:list-item>
        <text:list-item>
          <text:p text:style-name="P53">Find the volume of a sphere with radius 2 cm (use π=3.14).</text:p>
        </text:list-item>
        <text:list-item>
          <text:p text:style-name="P54">Calculate the total surface area of a cuboid with dimensions 6 cm, 4 cm, and 3 cm.</text:p>
        </text:list-item>
        <text:list-item>
          <text:p text:style-name="P55">Find the curved surface area of a cylinder with radius 5 cm and height 9 cm (use π=3.14).</text:p>
        </text:list-item>
        <text:list-item>
          <text:p text:style-name="P56">Calculate the total surface area of a cylinder with radius 3 cm and height 6 cm (use π=3.14).</text:p>
        </text:list-item>
        <text:list-item>
          <text:p text:style-name="P57">Find the curved surface area of a cone with radius 4 cm and slant height 10 cm (use π=3.14).</text:p>
        </text:list-item>
        <text:list-item>
          <text:p text:style-name="P58">Calculate the volume of a pyramid with a square base of side 4 cm and height 6 cm.</text:p>
        </text:list-item>
        <text:list-item>
          <text:p text:style-name="P59">A water tank is in the shape of a cuboid with dimensions 1 m, 0.5 m, and 0.8 m. How many litres of water can it hold? (1 m3 = 1000 litres)</text:p>
        </text:list-item>
      </text:list>
      <text:p text:style-name="Normal"><text:span text:style-name="T60">Transformations:</text:span></text:p>
      <text:list text:style-name="LFO5" text:continue-numbering="true">
        <text:list-item>
          <text:p text:style-name="P61">Describe the single transformation that maps triangle A onto triangle B. (Diagram would be needed)</text:p>
        </text:list-item>
        <text:list-item>
          <text:p text:style-name="P62">Triangle C has vertices (1, 2), (3, 2), and (2, 4). It is translated by the vector (2−1<text:span text:style-name="T63">​</text:span>). Find the coordinates of the vertices of the image.</text:p>
        </text:list-item>
        <text:list-item>
          <text:p text:style-name="P64">Shape D is reflected in the x-axis. If point (5, -3) is on shape D, what are the coordinates of the corresponding point on the image?</text:p>
        </text:list-item>
        <text:list-item>
          <text:p text:style-name="P65">Shape E is rotated 90<text:span text:style-name="T66">∘</text:span><text:s/>clockwise about the origin. If point (-2, 4) is on shape E, what are the coordinates of the corresponding point on the image?</text:p>
        </text:list-item>
        <text:list-item>
          <text:p text:style-name="P67">Shape F is enlarged by a scale factor of 3 from the origin. If point (1, 1) is on shape F, what are the coordinates of the corresponding point on the image?</text:p>
        </text:list-item>
        <text:list-item>
          <text:p text:style-name="P68">Describe the rotation that maps triangle G onto triangle H. (Diagram would be needed)</text:p>
        </text:list-item>
        <text:list-item>
          <text:p text:style-name="P69">Shape I is reflected in the line y=x. If point (7, 1) is on shape I, what are the coordinates of the corresponding point on the image?</text:p>
        </text:list-item>
        <text:list-item>
          <text:p text:style-name="P70">Triangle J has vertices (-1, 0), (0, 3), and (2, 1). It is translated by the vector (−32<text:span text:style-name="T71">​</text:span>). Find the coordinates of the vertices of the image.</text:p>
        </text:list-item>
        <text:list-item>
          <text:p text:style-name="P72">Shape K is rotated 180<text:span text:style-name="T73">∘</text:span><text:s/>about the origin. If point (3, -5) is on shape K, what are the coordinates of the corresponding point on the image?</text:p>
        </text:list-item>
        <text:list-item>
          <text:p text:style-name="P74">Shape L is enlarged by a scale factor of 0.5 from the origin. If point (4, -2) is on shape L, what are the coordinates of the corresponding point on the image?</text:p>
        </text:list-item>
      </text:list>
      <text:p text:style-name="Normal"><text:span text:style-name="T75">Constructions and Loci:</text:span></text:p>
      <text:list text:style-name="LFO6" text:continue-numbering="true">
        <text:list-item>
          <text:p text:style-name="P76">Draw the locus of points that are equidistant from two fixed points A and B.</text:p>
        </text:list-item>
        <text:list-item>
          <text:p text:style-name="P77">Draw the locus of points that are a fixed distance of 3 cm from a point C.</text:p>
        </text:list-item>
        <text:list-item>
          <text:p text:style-name="P78">Draw the locus of points that are equidistant from two intersecting lines.</text:p>
        </text:list-item>
        <text:list-item>
          <text:p text:style-name="P79">Construct the perpendicular bisector of a line segment XY.</text:p>
        </text:list-item>
        <text:list-item>
          <text:p text:style-name="P80">Construct the angle bisector of angle ABC.</text:p>
        </text:list-item>
        <text:list-item>
          <text:p text:style-name="P81">Sketch the region containing points that are closer to point P than to point Q, and also closer to line L than to line M.</text:p>
        </text:list-item>
        <text:list-item>
          <text:p text:style-name="P82">A treasure is buried at a location that is equidistant from two trees and 5 metres from a fence. Describe how to find the possible locations of the treasure.</text:p>
        </text:list-item>
        <text:list-item>
          <text:p text:style-name="P83">Shade the region containing points that are less than 4 cm from point R.</text:p>
        </text:list-item>
        <text:list-item>
          <text:p text:style-name="P84">Shade the region containing points that are closer to line ST than to line UV.</text:p>
        </text:list-item>
        <text:list-item>
          <text:p text:style-name="P85">Describe the locus of the midpoint of a ladder leaning against a vertical wall as the top slides down.</text:p>
        </text:list-item>
      </text:list>
      <text:p text:style-name="Normal"><text:span text:style-name="T86">Bearings and Scale Drawings:</text:span></text:p>
      <text:list text:style-name="LFO7" text:continue-numbering="true">
        <text:list-item>
          <text:p text:style-name="P87">Town B is on a bearing of 060<text:span text:style-name="T88">∘</text:span><text:s/>from town A. What is the bearing of town A from town B?</text:p>
        </text:list-item>
        <text:list-item>
          <text:p text:style-name="P89">A map has a scale of 1:50000. Two villages are 3 cm apart on the map. What is the actual distance between them in kilometres?</text:p>
        </text:list-item>
        <text:list-item>
          <text:p text:style-name="P90">A ship sails 50 km on a bearing of 120<text:span text:style-name="T91">∘</text:span><text:s/>from a port. How far east of the port is the ship? (You may need a calculator and trigonometry)</text:p>
        </text:list-item>
        <text:list-item>
          <text:p text:style-name="P92">The bearing of a lighthouse from a ship is 315<text:span text:style-name="T93">∘</text:span>. What is the bearing of the ship from the lighthouse?</text:p>
        </text:list-item>
        <text:list-item>
          <text:p text:style-name="P94">On a map with a scale of 1 cm to 2.5 km, the distance between two cities is 7.2 cm. What is the actual distance between the cities?</text:p>
        </text:list-item>
        <text:list-item>
          <text:p text:style-name="P95">An aeroplane flies 200 km on a bearing of 045<text:span text:style-name="T96">∘</text:span>. How far north of its starting point is it? (You may need a calculator and trigonometry)</text:p>
        </text:list-item>
        <text:list-item>
          <text:p text:style-name="P97">The bearing of point Y from point X is 270<text:span text:style-name="T98">∘</text:span>. Describe the position of Y relative to X.</text:p>
        </text:list-item>
        <text:list-item>
          <text:p text:style-name="P99">Two points are 8 cm apart on a map with a scale of 1:25000. What is the actual distance between them in metres?</text:p>
        </text:list-item>
        <text:list-item>
          <text:p text:style-name="P100">A hiker walks 10 km on a bearing of 180<text:span text:style-name="T101">∘</text:span>. Describe their final position relative to their starting point.</text:p>
        </text:list-item>
        <text:list-item>
          <text:p text:style-name="P102">The bearing of a landmark from a point is 220<text:span text:style-name="T103">∘</text:span>. What is the back bearing?</text:p>
        </text:list-item>
      </text:list>
      <text:p text:style-name="Normal"><text:span text:style-name="T104">Pythagoras' Theorem and Trigonometry:</text:span></text:p>
      <text:list text:style-name="LFO8" text:continue-numbering="true">
        <text:list-item>
          <text:p text:style-name="P105">A right-angled triangle has sides of length 3 cm and 4 cm. Calculate the length of the hypotenuse.</text:p>
        </text:list-item>
        <text:list-item>
          <text:p text:style-name="P106">A ladder of length 5 m leans against a wall. The base of the ladder is 1.5 m from the wall. How high up the wall does the ladder reach?</text:p>
        </text:list-item>
        <text:list-item>
          <text:p text:style-name="P107">Calculate the length of the diagonal of a rectangle with sides 6 cm and 8 cm.</text:p>
        </text:list-item>
        <text:list-item>
          <text:p text:style-name="P108">Find the value of sin(30<text:span text:style-name="T109">∘</text:span>).</text:p>
        </text:list-item>
        <text:list-item>
          <text:p text:style-name="P110">Find the value of cos(45<text:span text:style-name="T111">∘</text:span>).</text:p>
        </text:list-item>
        <text:list-item>
          <text:p text:style-name="P112">Find the value of tan(60<text:span text:style-name="T113">∘</text:span>).</text:p>
        </text:list-item>
        <text:list-item>
          <text:p text:style-name="P114">In a right-angled triangle, the hypotenuse is 10 cm and one of the angles is 30<text:span text:style-name="T115">∘</text:span>. Calculate the length of the side opposite the 30<text:span text:style-name="T116">∘</text:span><text:s/>angle.</text:p>
        </text:list-item>
        <text:list-item>
          <text:p text:style-name="P117">In a right-angled triangle, two sides are 5 cm and 12 cm. Calculate the length of the third side.</text:p>
        </text:list-item>
        <text:list-item>
          <text:p text:style-name="P118">Calculate the angle x in a right-angled triangle where the opposite side is 7 cm and the hypotenuse is 14 cm.</text:p>
        </text:list-item>
        <text:list-item>
          <text:p text:style-name="P119">A ramp is 8 m long and rises to a height of 1.5 m. Calculate the angle of elevation of the ramp.</text:p>
        </text:list-item>
      </text:list>
      <text:p text:style-name="Normal"><text:span text:style-name="T120">3D Shapes and Volume/Surface Area (Advanced):</text:span></text:p>
      <text:list text:style-name="LFO9" text:continue-numbering="true">
        <text:list-item>
          <text:p text:style-name="P121">A solid metal cone has a base radius of 5 cm and a height of 12 cm. It is melted down and recast into a solid metal sphere. Calculate the radius of the sphere.</text:p>
        </text:list-item>
        <text:list-item>
          <text:p text:style-name="P122">A hemisphere has a radius of 6 cm. Calculate its volume.</text:p>
        </text:list-item>
        <text:list-item>
          <text:p text:style-name="P123">A square-based pyramid has a base side length of 8 cm and a slant height of 10 cm. Calculate its total surface area.</text:p>
        </text:list-item>
        <text:list-item>
          <text:p text:style-name="P124">Two similar cylinders have heights in the ratio 2:3. What is the ratio of their volumes?</text:p>
        </text:list-item>
        <text:list-item>
          <text:p text:style-name="P125">A frustum of a cone is formed by removing the top part of a cone. Describe how you would calculate its volume.</text:p>
        </text:list-item>
        <text:list-item>
          <text:p text:style-name="P126">Calculate the volume of a triangular prism with a base area of 20cm2 and a length of 15 cm.</text:p>
        </text:list-item>
        <text:list-item>
          <text:p text:style-name="P127">A sphere has a surface area of 144πcm2. Calculate its radius.</text:p>
        </text:list-item>
        <text:list-item>
          <text:p text:style-name="P128">A cuboid has dimensions l,w,h. Write down a formula for the length of its space diagonal.</text:p>
        </text:list-item>
        <text:list-item>
          <text:p text:style-name="P129">The volume of a cylinder is 100πcm3 and its height is 4 cm. Calculate its radius.</text:p>
        </text:list-item>
        <text:list-item>
          <text:p text:style-name="P130">A solid metal cube with side length 4 cm is melted down and recast into smaller cubes with side length 2 cm. How many smaller cubes can be made?</text:p>
        </text:list-item>
      </text:list>
      <text:soft-page-break/>
      <text:p text:style-name="Normal"><text:span text:style-name="T131">Units and Conversions:</text:span></text:p>
      <text:list text:style-name="LFO10" text:continue-numbering="true">
        <text:list-item>
          <text:p text:style-name="P132">Convert 3.5 metres into centimetres.</text:p>
        </text:list-item>
        <text:list-item>
          <text:p text:style-name="P133">Convert 5000 millimetres into metres.</text:p>
        </text:list-item>
        <text:list-item>
          <text:p text:style-name="P134">Convert 2.8 litres into cubic centimetres.</text:p>
        </text:list-item>
        <text:list-item>
          <text:p text:style-name="P135">Convert 1.2 kilograms into grams.</text:p>
        </text:list-item>
        <text:list-item>
          <text:p text:style-name="P136">Convert 45 minutes into seconds.</text:p>
        </text:list-item>
        <text:list-item>
          <text:p text:style-name="P137">Convert 72 km/h into m/s.</text:p>
        </text:list-item>
        <text:list-item>
          <text:p text:style-name="P138">Convert 2500 cm2 into m2.</text:p>
        </text:list-item>
        <text:list-item>
          <text:p text:style-name="P139">Convert 0.05 m3 into cm3.</text:p>
        </text:list-item>
        <text:list-item>
          <text:p text:style-name="P140">A rectangular field measures 200 m by 150 m. What is its area in hectares? (1 hectare = 10000 m2)</text:p>
        </text:list-item>
        <text:list-item>
          <text:p text:style-name="P141">A swimming pool has a volume of 480 m3. How many litres of water does it hold?</text:p>
        </text:list-item>
      </text:list>
      <text:p text:style-name="P142"/>
      <text:soft-page-break/>
      <text:p text:style-name="Normal"><text:span text:style-name="T143">Angles and Lines:</text:span></text:p>
      <text:list text:style-name="LFO11" text:continue-numbering="true">
        <text:list-item>
          <text:p text:style-name="P144">x=180<text:span text:style-name="T145">∘</text:span><text:span text:style-name="T146">−</text:span>55<text:span text:style-name="T147">∘</text:span><text:span text:style-name="T148">−</text:span>72<text:span text:style-name="T149">∘</text:span>=53<text:span text:style-name="T150">∘</text:span></text:p>
        </text:list-item>
        <text:list-item>
          <text:p text:style-name="P151">68<text:span text:style-name="T152">∘</text:span></text:p>
        </text:list-item>
        <text:list-item>
          <text:p text:style-name="P153">360<text:span text:style-name="T154">∘</text:span><text:span text:style-name="T155">−</text:span>80<text:span text:style-name="T156">∘</text:span><text:span text:style-name="T157">−</text:span>110<text:span text:style-name="T158">∘</text:span><text:span text:style-name="T159">−</text:span>95<text:span text:style-name="T160">∘</text:span>=75<text:span text:style-name="T161">∘</text:span></text:p>
        </text:list-item>
        <text:list-item>
          <text:p text:style-name="P162">Number of sides = 360<text:span text:style-name="T163">∘</text:span>/30<text:span text:style-name="T164">∘</text:span>=12</text:p>
        </text:list-item>
        <text:list-item>
          <text:p text:style-name="P165">y=(180<text:span text:style-name="T166">∘</text:span><text:span text:style-name="T167">−</text:span>40<text:span text:style-name="T168">∘</text:span>)/2=70<text:span text:style-name="T169">∘</text:span></text:p>
        </text:list-item>
        <text:list-item>
          <text:p text:style-name="P170">Interior angle = (6−2)×180<text:span text:style-name="T171">∘</text:span>/6=120<text:span text:style-name="T172">∘</text:span></text:p>
        </text:list-item>
        <text:list-item>
          <text:p text:style-name="P173">3x+10+2x−5=180<text:span text:style-name="T174">⟹</text:span>5x+5=180<text:span text:style-name="T175">⟹</text:span>5x=175<text:span text:style-name="T176">⟹</text:span>x=35</text:p>
        </text:list-item>
        <text:list-item>
          <text:p text:style-name="P177">Ratio 1:2:3, sum of parts = 6. Largest angle = (3/6)×180<text:span text:style-name="T178">∘</text:span>=90<text:span text:style-name="T179">∘</text:span></text:p>
        </text:list-item>
        <text:list-item>
          <text:p text:style-name="P180">Exterior angle = 180<text:span text:style-name="T181">∘</text:span><text:span text:style-name="T182">−</text:span>144<text:span text:style-name="T183">∘</text:span>=36<text:span text:style-name="T184">∘</text:span>. Number of sides = 360<text:span text:style-name="T185">∘</text:span>/36<text:span text:style-name="T186">∘</text:span>=10</text:p>
        </text:list-item>
        <text:list-item>
          <text:p text:style-name="P187">z=180<text:span text:style-name="T188">∘</text:span><text:span text:style-name="T189">−</text:span>120<text:span text:style-name="T190">∘</text:span>=60<text:span text:style-name="T191">∘</text:span><text:s/>(adjacent angles in a rhombus are supplementary)</text:p>
        </text:list-item>
      </text:list>
      <text:p text:style-name="Normal"><text:span text:style-name="T192">Shapes and Their Properties:</text:span></text:p>
      <text:list text:style-name="LFO12" text:continue-numbering="true">
        <text:list-item>
          <text:p text:style-name="P193">Trapezium</text:p>
        </text:list-item>
        <text:list-item>
          <text:p text:style-name="P194">Diagonals are not necessarily equal in length.</text:p>
        </text:list-item>
        <text:list-item>
          <text:p text:style-name="P195">5</text:p>
        </text:list-item>
        <text:list-item>
          <text:p text:style-name="P196">4</text:p>
        </text:list-item>
        <text:list-item>
          <text:p text:style-name="P197">Diagonals are equal in length, bisect each other, and are not perpendicular (unless it's a square).</text:p>
        </text:list-item>
        <text:list-item>
          <text:p text:style-name="P198">(7−2)×180<text:span text:style-name="T199">∘</text:span>=900<text:span text:style-name="T200">∘</text:span></text:p>
        </text:list-item>
        <text:list-item>
          <text:p text:style-name="P201">A square has all sides equal and four right angles; a rhombus has all sides equal but not necessarily right angles.</text:p>
        </text:list-item>
        <text:list-item>
          <text:p text:style-name="P202">Cone</text:p>
        </text:list-item>
        <text:list-item>
          <text:p text:style-name="P203">Faces: 5, Edges: 9, Vertices: 6</text:p>
        </text:list-item>
        <text:list-item>
          <text:p text:style-name="P204">Circle</text:p>
        </text:list-item>
      </text:list>
      <text:p text:style-name="Normal"><text:span text:style-name="T205">Area and Perimeter:</text:span></text:p>
      <text:list text:style-name="LFO13" text:continue-numbering="true">
        <text:list-item>
          <text:p text:style-name="P206">Area = 12×7=84cm2</text:p>
        </text:list-item>
        <text:list-item>
          <text:p text:style-name="P207">Perimeter = 4×9=36m</text:p>
        </text:list-item>
        <text:list-item>
          <text:p text:style-name="P208">Area = 0.5×10×6=30cm2</text:p>
        </text:list-item>
        <text:list-item>
          <text:p text:style-name="P209">Circumference = 2×3.14×5=31.4cm</text:p>
        </text:list-item>
        <text:list-item>
          <text:p text:style-name="P210">Radius = 4 m, Area = 3.14×42=50.24m2</text:p>
        </text:list-item>
        <text:list-item>
          <text:p text:style-name="P211">Area = 8×5=40cm2</text:p>
        </text:list-item>
        <text:list-item>
          <text:p text:style-name="P212">Area = 0.5×(6+10)×4=32cm2</text:p>
        </text:list-item>
        <text:list-item>
          <text:p text:style-name="P213">Arc length = (60/360)×2×3.14×6=6.28cm</text:p>
        </text:list-item>
        <text:list-item>
          <text:p text:style-name="P214">Area of sector = (90/360)×3.14×42=12.56cm2</text:p>
        </text:list-item>
        <text:list-item>
          <text:p text:style-name="P215">Diagonal = 152+82<draw:custom-shape svg:x="0in" svg:y="0in" svg:width="0.33333in" svg:height="0.33333in" draw:id="id0" draw:style-name="a0" draw:name="Rectangle 42" text:anchor-type="as-char"><svg:title/><svg:desc/><draw:enhanced-geometry draw:type="non-primitive" svg:viewBox="0 0 21600 21600" draw:enhanced-path="M 0 0 L 21600 0 21600 21600 0 21600 Z N"/></draw:custom-shape><text:span text:style-name="T216">​</text:span>=225+64<draw:custom-shape svg:x="0in" svg:y="0in" svg:width="0.33333in" svg:height="0.33333in" draw:id="id1" draw:style-name="a1" draw:name="Rectangle 41" text:anchor-type="as-char"><svg:title/><svg:desc/><draw:enhanced-geometry draw:type="non-primitive" svg:viewBox="0 0 21600 21600" draw:enhanced-path="M 0 0 L 21600 0 21600 21600 0 21600 Z N"/></draw:custom-shape><text:span text:style-name="T217">​</text:span>=289<draw:custom-shape svg:x="0in" svg:y="0in" svg:width="0.33333in" svg:height="0.33333in" draw:id="id2" draw:style-name="a2" draw:name="Rectangle 40" text:anchor-type="as-char"><svg:title/><svg:desc/><draw:enhanced-geometry draw:type="non-primitive" svg:viewBox="0 0 21600 21600" draw:enhanced-path="M 0 0 L 21600 0 21600 21600 0 21600 Z N"/></draw:custom-shape><text:span text:style-name="T218">​</text:span>=17m</text:p>
        </text:list-item>
      </text:list>
      <text:p text:style-name="Normal"><text:span text:style-name="T219">Volume and Surface Area:</text:span></text:p>
      <text:list text:style-name="LFO14" text:continue-numbering="true">
        <text:list-item>
          <text:p text:style-name="P220">Volume = 5×3×2=30cm3</text:p>
        </text:list-item>
        <text:list-item>
          <text:p text:style-name="P221">Volume = 3.14×42×7=351.68cm3</text:p>
        </text:list-item>
        <text:list-item>
          <text:p text:style-name="P222">Volume = (1/3)×3.14×32×8=75.36cm3</text:p>
        </text:list-item>
        <text:list-item>
          <text:p text:style-name="P223">Volume = (4/3)×3.14×23=33.49cm3 (approx.)</text:p>
        </text:list-item>
        <text:list-item>
          <text:p text:style-name="P224">Surface area = 2(6×4+6×3+4×3)=2(24+18+12)=2×54=108cm2</text:p>
        </text:list-item>
        <text:list-item>
          <text:p text:style-name="P225">Curved surface area = 2×3.14×5×9=282.6cm2</text:p>
        </text:list-item>
        <text:list-item>
          <text:p text:style-name="P226">Total surface area = 2×3.14×3×6+2×3.14×32=113.04+56.52=169.56cm2</text:p>
        </text:list-item>
        <text:list-item>
          <text:p text:style-name="P227">Curved surface area = 3.14×4×10=125.6cm2</text:p>
        </text:list-item>
        <text:list-item>
          <text:p text:style-name="P228">Volume = (1/3)×42×6=32cm3</text:p>
        </text:list-item>
        <text:list-item>
          <text:p text:style-name="P229">Volume = 1×0.5×0.8=0.4m3=0.4×1000=400 litres</text:p>
        </text:list-item>
      </text:list>
      <text:p text:style-name="Normal"><text:span text:style-name="T230">Transformations:</text:span></text:p>
      <text:list text:style-name="LFO15" text:continue-numbering="true">
        <text:list-item>
          <text:p text:style-name="P231">Requires a diagram to describe.</text:p>
        </text:list-item>
        <text:list-item>
          <text:p text:style-name="P232">(1+2, 2-1) = (3, 1), (3+2, 2-1) = (5, 1), (2+2, 4-1) = (4, 3)</text:p>
        </text:list-item>
        <text:list-item>
          <text:p text:style-name="P233">(5, 3)</text:p>
        </text:list-item>
        <text:list-item>
          <text:p text:style-name="P234">(4, 2)</text:p>
        </text:list-item>
        <text:list-item>
          <text:p text:style-name="P235">(3, 3)</text:p>
        </text:list-item>
        <text:list-item>
          <text:p text:style-name="P236">Requires a diagram to describe.</text:p>
        </text:list-item>
        <text:list-item>
          <text:p text:style-name="P237">(1, 7)</text:p>
        </text:list-item>
        <text:list-item>
          <text:p text:style-name="P238">(-1-3, 0+2) = (-4, 2), (0-3, 3+2) = (-3, 5), (2-3, 1+2) = (-1, 3)</text:p>
        </text:list-item>
        <text:list-item>
          <text:p text:style-name="P239">(-3, 5)</text:p>
        </text:list-item>
        <text:list-item>
          <text:p text:style-name="P240">(2, -1)</text:p>
        </text:list-item>
      </text:list>
      <text:p text:style-name="Normal"><text:span text:style-name="T241">Constructions and Loci:</text:span></text:p>
      <text:list text:style-name="LFO16" text:continue-numbering="true">
        <text:list-item>
          <text:p text:style-name="P242">The perpendicular bisector of the line segment AB.</text:p>
        </text:list-item>
        <text:list-item>
          <text:p text:style-name="P243">A circle with centre C and radius 3 cm.</text:p>
        </text:list-item>
        <text:list-item>
          <text:p text:style-name="P244">The angle bisectors of the angles formed by the two intersecting lines.</text:p>
        </text:list-item>
        <text:list-item>
          <text:p text:style-name="P245">Requires a construction.</text:p>
        </text:list-item>
        <text:list-item>
          <text:p text:style-name="P246">Requires a construction.</text:p>
        </text:list-item>
        <text:list-item>
          <text:p text:style-name="P247">Requires a sketch based on the conditions.</text:p>
        </text:list-item>
        <text:list-item>
          <text:p text:style-name="P248">The intersection points of the perpendicular bisector of the two trees and a circle of radius 5 metres centred on the fence (or lines parallel to the fence).</text:p>
        </text:list-item>
        <text:list-item>
          <text:p text:style-name="P249">A circle with centre R and radius 4 cm (the interior of the circle is shaded).</text:p>
        </text:list-item>
        <text:list-item>
          <text:p text:style-name="P250">The region on the side of the angle bisector closer to line ST.</text:p>
        </text:list-item>
        <text:list-item>
          <text:p text:style-name="P251">A quarter circle centred at the corner where the wall and ground meet, with a radius equal to half the length of the ladder.</text:p>
        </text:list-item>
      </text:list>
      <text:p text:style-name="Normal"><text:span text:style-name="T252">Bearings and Scale Drawings:</text:span></text:p>
      <text:list text:style-name="LFO17" text:continue-numbering="true">
        <text:list-item>
          <text:p text:style-name="P253">180<text:span text:style-name="T254">∘</text:span>+60<text:span text:style-name="T255">∘</text:span>=240<text:span text:style-name="T256">∘</text:span></text:p>
        </text:list-item>
        <text:list-item>
          <text:p text:style-name="P257">Actual distance = 3×50000=150000cm=1500m=1.5km</text:p>
        </text:list-item>
        <text:list-item>
          <text:p text:style-name="P258">Distance east = 50×sin(120<text:span text:style-name="T259">∘</text:span>)≈50×0.866=43.3km</text:p>
        </text:list-item>
        <text:list-item>
          <text:p text:style-name="P260">315<text:span text:style-name="T261">∘</text:span><text:span text:style-name="T262">−</text:span>180<text:span text:style-name="T263">∘</text:span>=135<text:span text:style-name="T264">∘</text:span></text:p>
        </text:list-item>
        <text:list-item>
          <text:p text:style-name="P265">Actual distance = 7.2×2.5=18km</text:p>
        </text:list-item>
        <text:list-item>
          <text:p text:style-name="P266">Distance north = 200×sin(45<text:span text:style-name="T267">∘</text:span>)≈200×0.707=141.4km</text:p>
        </text:list-item>
        <text:list-item>
          <text:p text:style-name="P268">Y is directly west of X.</text:p>
        </text:list-item>
        <text:list-item>
          <text:p text:style-name="P269">Actual distance = 8×25000=200000cm=2000m</text:p>
        </text:list-item>
        <text:list-item>
          <text:p text:style-name="P270">10 km directly south of the starting point.</text:p>
        </text:list-item>
        <text:list-item>
          <text:p text:style-name="P271">220<text:span text:style-name="T272">∘</text:span>+180<text:span text:style-name="T273">∘</text:span>=400<text:span text:style-name="T274">∘⟹</text:span>400<text:span text:style-name="T275">∘</text:span><text:span text:style-name="T276">−</text:span>360<text:span text:style-name="T277">∘</text:span>=40<text:span text:style-name="T278">∘</text:span></text:p>
        </text:list-item>
      </text:list>
      <text:p text:style-name="Normal"><text:span text:style-name="T279">Pythagoras' Theorem and Trigonometry:</text:span></text:p>
      <text:list text:style-name="LFO18" text:continue-numbering="true">
        <text:list-item>
          <text:p text:style-name="P280">Hypotenuse = 32+42<draw:custom-shape svg:x="0in" svg:y="0in" svg:width="0.33333in" svg:height="0.33333in" draw:id="id3" draw:style-name="a3" draw:name="Rectangle 39" text:anchor-type="as-char"><svg:title/><svg:desc/><draw:enhanced-geometry draw:type="non-primitive" svg:viewBox="0 0 21600 21600" draw:enhanced-path="M 0 0 L 21600 0 21600 21600 0 21600 Z N"/></draw:custom-shape><text:span text:style-name="T281">​</text:span>=9+16<draw:custom-shape svg:x="0in" svg:y="0in" svg:width="0.33333in" svg:height="0.33333in" draw:id="id4" draw:style-name="a4" draw:name="Rectangle 38" text:anchor-type="as-char"><svg:title/><svg:desc/><draw:enhanced-geometry draw:type="non-primitive" svg:viewBox="0 0 21600 21600" draw:enhanced-path="M 0 0 L 21600 0 21600 21600 0 21600 Z N"/></draw:custom-shape><text:span text:style-name="T282">​</text:span>=25<draw:custom-shape svg:x="0in" svg:y="0in" svg:width="0.33333in" svg:height="0.33333in" draw:id="id5" draw:style-name="a5" draw:name="Rectangle 37" text:anchor-type="as-char"><svg:title/><svg:desc/><draw:enhanced-geometry draw:type="non-primitive" svg:viewBox="0 0 21600 21600" draw:enhanced-path="M 0 0 L 21600 0 21600 21600 0 21600 Z N"/></draw:custom-shape><text:span text:style-name="T283">​</text:span>=5cm</text:p>
        </text:list-item>
        <text:list-item>
          <text:p text:style-name="P284">Height = 52−1.52<draw:custom-shape svg:x="0in" svg:y="0in" svg:width="0.33333in" svg:height="0.33333in" draw:id="id6" draw:style-name="a6" draw:name="Rectangle 36" text:anchor-type="as-char"><svg:title/><svg:desc/><draw:enhanced-geometry draw:type="non-primitive" svg:viewBox="0 0 21600 21600" draw:enhanced-path="M 0 0 L 21600 0 21600 21600 0 21600 Z N"/></draw:custom-shape><text:span text:style-name="T285">​</text:span>=25−2.25<draw:custom-shape svg:x="0in" svg:y="0in" svg:width="0.33333in" svg:height="0.33333in" draw:id="id7" draw:style-name="a7" draw:name="Rectangle 35" text:anchor-type="as-char"><svg:title/><svg:desc/><draw:enhanced-geometry draw:type="non-primitive" svg:viewBox="0 0 21600 21600" draw:enhanced-path="M 0 0 L 21600 0 21600 21600 0 21600 Z N"/></draw:custom-shape><text:span text:style-name="T286">​</text:span>=22.75<draw:custom-shape svg:x="0in" svg:y="0in" svg:width="0.33333in" svg:height="0.33333in" draw:id="id8" draw:style-name="a8" draw:name="Rectangle 34" text:anchor-type="as-char"><svg:title/><svg:desc/><draw:enhanced-geometry draw:type="non-primitive" svg:viewBox="0 0 21600 21600" draw:enhanced-path="M 0 0 L 21600 0 21600 21600 0 21600 Z N"/></draw:custom-shape><text:span text:style-name="T287">​</text:span>≈4.77m</text:p>
        </text:list-item>
        <text:list-item>
          <text:p text:style-name="P288">Diagonal = 62+82<draw:custom-shape svg:x="0in" svg:y="0in" svg:width="0.33333in" svg:height="0.33333in" draw:id="id9" draw:style-name="a9" draw:name="Rectangle 33" text:anchor-type="as-char"><svg:title/><svg:desc/><draw:enhanced-geometry draw:type="non-primitive" svg:viewBox="0 0 21600 21600" draw:enhanced-path="M 0 0 L 21600 0 21600 21600 0 21600 Z N"/></draw:custom-shape><text:span text:style-name="T289">​</text:span>=36+64<draw:custom-shape svg:x="0in" svg:y="0in" svg:width="0.33333in" svg:height="0.33333in" draw:id="id10" draw:style-name="a10" draw:name="Rectangle 32" text:anchor-type="as-char"><svg:title/><svg:desc/><draw:enhanced-geometry draw:type="non-primitive" svg:viewBox="0 0 21600 21600" draw:enhanced-path="M 0 0 L 21600 0 21600 21600 0 21600 Z N"/></draw:custom-shape><text:span text:style-name="T290">​</text:span>=100<draw:custom-shape svg:x="0in" svg:y="0in" svg:width="0.33333in" svg:height="0.33333in" draw:id="id11" draw:style-name="a11" draw:name="Rectangle 31" text:anchor-type="as-char"><svg:title/><svg:desc/><draw:enhanced-geometry draw:type="non-primitive" svg:viewBox="0 0 21600 21600" draw:enhanced-path="M 0 0 L 21600 0 21600 21600 0 21600 Z N"/></draw:custom-shape><text:span text:style-name="T291">​</text:span>=10cm</text:p>
        </text:list-item>
        <text:list-item>
          <text:p text:style-name="P292">sin(30<text:span text:style-name="T293">∘</text:span>)=0.5</text:p>
        </text:list-item>
        <text:list-item>
          <text:p text:style-name="P294">cos(45<text:span text:style-name="T295">∘</text:span>)=22<draw:custom-shape svg:x="0in" svg:y="0in" svg:width="0.33333in" svg:height="0.33333in" draw:id="id12" draw:style-name="a12" draw:name="Rectangle 30" text:anchor-type="as-char"><svg:title/><svg:desc/><draw:enhanced-geometry draw:type="non-primitive" svg:viewBox="0 0 21600 21600" draw:enhanced-path="M 0 0 L 21600 0 21600 21600 0 21600 Z N"/></draw:custom-shape><text:span text:style-name="T296">​​</text:span><text:s/>or 2<draw:custom-shape svg:x="0in" svg:y="0in" svg:width="0.33333in" svg:height="0.33333in" draw:id="id13" draw:style-name="a13" draw:name="Rectangle 29" text:anchor-type="as-char"><svg:title/><svg:desc/><draw:enhanced-geometry draw:type="non-primitive" svg:viewBox="0 0 21600 21600" draw:enhanced-path="M 0 0 L 21600 0 21600 21600 0 21600 Z N"/></draw:custom-shape><text:span text:style-name="T297">​</text:span>1<text:span text:style-name="T298">​</text:span><text:s/>(approx. 0.707)</text:p>
        </text:list-item>
        <text:list-item>
          <text:p text:style-name="P299">tan(60<text:span text:style-name="T300">∘</text:span>)=3<draw:custom-shape svg:x="0in" svg:y="0in" svg:width="0.33333in" svg:height="0.33333in" draw:id="id14" draw:style-name="a14" draw:name="Rectangle 28" text:anchor-type="as-char"><svg:title/><svg:desc/><draw:enhanced-geometry draw:type="non-primitive" svg:viewBox="0 0 21600 21600" draw:enhanced-path="M 0 0 L 21600 0 21600 21600 0 21600 Z N"/></draw:custom-shape><text:span text:style-name="T301">​</text:span><text:s/>(approx. 1.732)</text:p>
        </text:list-item>
        <text:list-item>
          <text:p text:style-name="P302">Opposite side = 10×sin(30<text:span text:style-name="T303">∘</text:span>)=10×0.5=5cm</text:p>
        </text:list-item>
        <text:list-item>
          <text:p text:style-name="P304">Third side = 122−52<draw:custom-shape svg:x="0in" svg:y="0in" svg:width="0.33333in" svg:height="0.33333in" draw:id="id15" draw:style-name="a15" draw:name="Rectangle 27" text:anchor-type="as-char"><svg:title/><svg:desc/><draw:enhanced-geometry draw:type="non-primitive" svg:viewBox="0 0 21600 21600" draw:enhanced-path="M 0 0 L 21600 0 21600 21600 0 21600 Z N"/></draw:custom-shape><text:span text:style-name="T305">​</text:span>=144−25<draw:custom-shape svg:x="0in" svg:y="0in" svg:width="0.33333in" svg:height="0.33333in" draw:id="id16" draw:style-name="a16" draw:name="Rectangle 26" text:anchor-type="as-char"><svg:title/><svg:desc/><draw:enhanced-geometry draw:type="non-primitive" svg:viewBox="0 0 21600 21600" draw:enhanced-path="M 0 0 L 21600 0 21600 21600 0 21600 Z N"/></draw:custom-shape><text:span text:style-name="T306">​</text:span>=119<draw:custom-shape svg:x="0in" svg:y="0in" svg:width="0.33333in" svg:height="0.33333in" draw:id="id17" draw:style-name="a17" draw:name="Rectangle 25" text:anchor-type="as-char"><svg:title/><svg:desc/><draw:enhanced-geometry draw:type="non-primitive" svg:viewBox="0 0 21600 21600" draw:enhanced-path="M 0 0 L 21600 0 21600 21600 0 21600 Z N"/></draw:custom-shape><text:span text:style-name="T307">​</text:span>≈10.9cm or 52+122<draw:custom-shape svg:x="0in" svg:y="0in" svg:width="0.33333in" svg:height="0.33333in" draw:id="id18" draw:style-name="a18" draw:name="Rectangle 24" text:anchor-type="as-char"><svg:title/><svg:desc/><draw:enhanced-geometry draw:type="non-primitive" svg:viewBox="0 0 21600 21600" draw:enhanced-path="M 0 0 L 21600 0 21600 21600 0 21600 Z N"/></draw:custom-shape><text:span text:style-name="T308">​</text:span>=13cm</text:p>
        </text:list-item>
        <text:list-item>
          <text:p text:style-name="P309">sin(x)=7/14=0.5<text:span text:style-name="T310">⟹</text:span>x=arcsin(0.5)=30<text:span text:style-name="T311">∘</text:span></text:p>
        </text:list-item>
        <text:list-item>
          <text:p text:style-name="P312">Angle of elevation = arctan(1.5/8)≈arctan(0.1875)≈10.6<text:span text:style-name="T313">∘</text:span></text:p>
        </text:list-item>
      </text:list>
      <text:p text:style-name="Normal"><text:span text:style-name="T314">3D Shapes and Volume/Surface Area (Advanced):</text:span></text:p>
      <text:list text:style-name="LFO19" text:continue-numbering="true">
        <text:list-item>
          <text:p text:style-name="P315">Volume of cone = (1/3)π(52)(12)=100πcm3. Volume of sphere = (4/3)πr3. 100π=(4/3)πr3<text:span text:style-name="T316">⟹</text:span>r3=75<text:span text:style-name="T317">⟹</text:span>r=375<draw:custom-shape svg:x="0in" svg:y="0in" svg:width="0.33333in" svg:height="0.33333in" draw:id="id19" draw:style-name="a19" draw:name="Rectangle 23" text:anchor-type="as-char"><svg:title/><svg:desc/><draw:enhanced-geometry draw:type="non-primitive" svg:viewBox="0 0 21600 21600" draw:enhanced-path="M 0 0 L 21600 0 21600 21600 0 21600 Z N"/></draw:custom-shape><text:span text:style-name="T318">​</text:span>≈4.22cm</text:p>
        </text:list-item>
        <text:list-item>
          <text:p text:style-name="P319">Volume of hemisphere = (1/2)×(4/3)π(63)=(2/3)π(216)=144πcm3</text:p>
        </text:list-item>
        <text:list-item>
          <text:p text:style-name="P320">Base area = 82=64cm2. Area of one triangular face = (1/2)×8×10=40cm2. Total surface area = 64+(4×40)=64+160=224cm2</text:p>
        </text:list-item>
        <text:list-item>
          <text:p text:style-name="P321">Ratio of volumes = (2/3)3=8/27</text:p>
        </text:list-item>
        <text:list-item>
          <text:p text:style-name="P322">Calculate the volume of the large cone and the volume of the small cone that was removed, then subtract the smaller volume from the larger volume.</text:p>
        </text:list-item>
        <text:list-item>
          <text:p text:style-name="P323">Volume = Base area × length = 20×15=300cm3</text:p>
        </text:list-item>
        <text:list-item>
          <text:p text:style-name="P324">Surface area of sphere = 4πr2=144π<text:span text:style-name="T325">⟹</text:span>r2=36<text:span text:style-name="T326">⟹</text:span>r=6cm</text:p>
        </text:list-item>
        <text:list-item>
          <text:p text:style-name="P327">Space diagonal = l2+w2+h2<draw:custom-shape svg:x="0in" svg:y="0in" svg:width="0.33333in" svg:height="0.33333in" draw:id="id20" draw:style-name="a20" draw:name="Rectangle 22" text:anchor-type="as-char"><svg:title/><svg:desc/><draw:enhanced-geometry draw:type="non-primitive" svg:viewBox="0 0 21600 21600" draw:enhanced-path="M 0 0 L 21600 0 21600 21600 0 21600 Z N"/></draw:custom-shape><text:span text:style-name="T328">​</text:span></text:p>
        </text:list-item>
        <text:list-item>
          <text:p text:style-name="P329">Volume of cylinder = πr2h=100π<text:span text:style-name="T330">⟹</text:span>πr2(4)=100π<text:span text:style-name="T331">⟹</text:span>r2=25<text:span text:style-name="T332">⟹</text:span>r=5cm</text:p>
        </text:list-item>
        <text:list-item>
          <text:p text:style-name="P333">Volume of large cube = 43=64cm3. Volume of small cube = 23=8cm3. Number of small cubes = 64/8=8</text:p>
        </text:list-item>
      </text:list>
      <text:p text:style-name="Normal"><text:span text:style-name="T334">Units and Conversions:</text:span></text:p>
      <text:list text:style-name="LFO20" text:continue-numbering="true">
        <text:list-item>
          <text:p text:style-name="P335">3.5×100=350cm</text:p>
        </text:list-item>
        <text:list-item>
          <text:p text:style-name="P336">5000/1000=5m</text:p>
        </text:list-item>
        <text:list-item>
          <text:p text:style-name="P337">2.8×1000=2800cm3</text:p>
        </text:list-item>
        <text:list-item>
          <text:p text:style-name="P338">1.2×1000=1200g</text:p>
        </text:list-item>
        <text:list-item>
          <text:p text:style-name="P339">45×60=2700s</text:p>
        </text:list-item>
        <text:list-item>
          <text:p text:style-name="P340">72×(1000/3600)=72×(5/18)=20m/s</text:p>
        </text:list-item>
        <text:list-item>
          <text:p text:style-name="P341">2500/10000=0.25m2</text:p>
        </text:list-item>
        <text:list-item>
          <text:p text:style-name="P342">0.05×1000000=50000cm3</text:p>
        </text:list-item>
        <text:list-item>
          <text:p text:style-name="P343">Area = 200×150=30000m2. Hectares = 30000/10000=3 hectares</text:p>
        </text:list-item>
        <text:list-item>
          <text:p text:style-name="P344">480m3=480×1000=480000 litr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6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8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 text:start-value="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 text:start-value="6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 text:start-value="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 text:start-value="8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ut, Saroj (LNG-CON)</meta:initial-creator>
    <dc:creator>Raut, Saroj (LNG-CON)</dc:creator>
    <meta:creation-date>2025-04-10T17:59:00Z</meta:creation-date>
    <dc:date>2025-04-10T18:02:00Z</dc:date>
    <meta:print-date>2025-04-10T18:01:00Z</meta:print-date>
    <meta:template xlink:href="Normal" xlink:type="simple"/>
    <meta:editing-cycles>2</meta:editing-cycles>
    <meta:editing-duration>PT120S</meta:editing-duration>
    <meta:user-defined meta:name="MSIP_Label_549ac42a-3eb4-4074-b885-aea26bd6241e_Enabled">true</meta:user-defined>
    <meta:user-defined meta:name="MSIP_Label_549ac42a-3eb4-4074-b885-aea26bd6241e_SetDate">2025-04-10T18:00:18Z</meta:user-defined>
    <meta:user-defined meta:name="MSIP_Label_549ac42a-3eb4-4074-b885-aea26bd6241e_Method">Standard</meta:user-defined>
    <meta:user-defined meta:name="MSIP_Label_549ac42a-3eb4-4074-b885-aea26bd6241e_Name">General Business</meta:user-defined>
    <meta:user-defined meta:name="MSIP_Label_549ac42a-3eb4-4074-b885-aea26bd6241e_SiteId">9274ee3f-9425-4109-a27f-9fb15c10675d</meta:user-defined>
    <meta:user-defined meta:name="MSIP_Label_549ac42a-3eb4-4074-b885-aea26bd6241e_ActionId">561fdcca-20b4-479c-bbac-3ee9f6fb9f50</meta:user-defined>
    <meta:user-defined meta:name="MSIP_Label_549ac42a-3eb4-4074-b885-aea26bd6241e_ContentBits">0</meta:user-defined>
    <meta:user-defined meta:name="MSIP_Label_549ac42a-3eb4-4074-b885-aea26bd6241e_Tag">10, 3, 0, 1</meta:user-defined>
    <meta:document-statistic meta:page-count="9" meta:paragraph-count="26" meta:word-count="1977" meta:character-count="13226" meta:row-count="93" meta:non-whitespace-character-count="11275"/>
  </office:meta>
</office:document-meta>
</file>